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5cm" fo:min-width="24.2cm"/>
    </style:style>
    <style:style style:name="gr2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1.45cm" fo:min-width="4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51cm" fo:min-width="5.301cm" fo:wrap-option="no-wrap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1cm" fo:min-width="9.001cm" fo:wrap-option="no-wrap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401cm" fo:wrap-option="no-wrap"/>
    </style:style>
    <style:style style:name="gr6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2.05cm" fo:min-width="2.8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39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4.501cm" fo:wrap-option="no-wrap"/>
    </style:style>
    <style:style style:name="gr9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3.55cm" fo:min-width="2.8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cm" fo:min-width="4.501cm" fo:wrap-option="no-wrap"/>
    </style:style>
    <style:style style:name="gr11" style:family="graphic" style:parent-style-name="standard">
      <style:graphic-properties draw:stroke="solid" svg:stroke-width="0.081cm" draw:marker-start="" draw:marker-start-width="0.321cm" draw:marker-end-width="0.321cm" draw:fill="solid" draw:fill-color="#99ff99" draw:textarea-horizontal-align="justify" draw:textarea-vertical-align="middle" draw:auto-grow-height="false" fo:min-height="1.368cm" fo:min-width="1.188cm" fo:padding-top="0.165cm" fo:padding-bottom="0.165cm" fo:padding-left="0.29cm" fo:padding-right="0.29cm"/>
    </style:style>
    <style:style style:name="gr12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1.45cm" fo:min-width="9cm"/>
    </style:style>
    <style:style style:name="gr13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05cm" fo:min-width="2.8cm"/>
    </style:style>
    <style:style style:name="gr14" style:family="graphic" style:parent-style-name="standard">
      <style:graphic-properties draw:stroke="none" draw:fill="none" fo:min-height="0.637cm"/>
    </style:style>
    <style:style style:name="gr15" style:family="graphic" style:parent-style-name="standard">
      <style:graphic-properties draw:stroke="none" draw:fill="none" fo:min-height="1.2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9900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66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99ff99"/>
      <style:paragraph-properties fo:text-align="center"/>
    </style:style>
    <style:style style:name="P10" style:family="paragraph">
      <loext:graphic-properties draw:fill="solid" draw:fill-color="#ffff99"/>
      <style:paragraph-properties fo:text-align="center"/>
    </style:style>
    <style:style style:name="P11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7cm" svg:height="15.1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7cm" svg:x="11cm" svg:y="7.6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3.8cm" svg:x="20.6cm" svg:y="9.8cm">
          <text:p text:style-name="P4">重力で下に落ちる</text:p>
          <text:p text:style-name="P4">左右移動出来る</text:p>
          <text:p text:style-name="P4">ジャンプ出来る</text:p>
          <text:p text:style-name="P4">BALL を投げれる</text:p>
          <draw:enhanced-geometry svg:viewBox="0 0 21600 21600" draw:glue-points="10800 0 0 10800 10800 21600 21600 10800 ?f40 ?f41" draw:text-areas="0 0 21600 21600" draw:type="rectangular-callout" draw:modifiers="-6240.57921048095 14178.37411207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9.5cm" svg:height="2.7cm" svg:x="17.8cm" svg:y="6.3cm">
          <text:p text:style-name="P4">TAROはすり抜けられない</text:p>
          <text:p text:style-name="P4">BALLとOBAKEはすり抜けられる</text:p>
          <draw:enhanced-geometry svg:viewBox="0 0 21600 21600" draw:glue-points="10800 0 0 10800 10800 21600 21600 10800 ?f40 ?f41" draw:text-areas="0 0 21600 21600" draw:type="rectangular-callout" draw:modifiers="-4746.95295232081 18553.12847093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6.9cm" svg:height="2.8cm" svg:x="8.7cm" svg:y="3.7cm">
          <text:p text:style-name="P2">OBAKE は適当に動く</text:p>
          <text:p text:style-name="P2">BALL に触れると消える</text:p>
          <draw:enhanced-geometry svg:viewBox="0 0 21600 21600" draw:glue-points="10800 0 0 10800 10800 21600 21600 10800 ?f40 ?f41" draw:text-areas="0 0 21600 21600" draw:type="rectangular-callout" draw:modifiers="-2982.87204752934 26581.6494109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6" draw:text-style-name="P7" draw:layer="layout" svg:width="3.3cm" svg:height="2.3cm" svg:x="4.25cm" svg:y="6.399cm">
            <text:p text:style-name="P2">OBAKE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4cm" svg:height="0.9cm" svg:x="5.75cm" svg:y="5.4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8" draw:layer="layout" svg:width="0.4cm" svg:height="0.9cm" draw:transform="rotate (-3.14159265358979) translate (6.151cm 9.6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8" draw:layer="layout" svg:width="0.4cm" svg:height="0.9cm" draw:transform="rotate (1.5707963267949) translate (3.35cm 7.8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8" draw:layer="layout" svg:width="0.4cm" svg:height="0.9cm" draw:transform="rotate (-1.5707963267949) translate (8.5cm 7.448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8" draw:text-style-name="P5" draw:layer="layout" svg:width="5cm" svg:height="2.8cm" svg:x="20.9cm" svg:y="1.7cm">
          <text:p text:style-name="P4">背景は一枚絵</text:p>
          <text:p text:style-name="P4">スクロールしない</text:p>
          <draw:enhanced-geometry svg:viewBox="0 0 21600 21600" draw:glue-points="10800 0 0 10800 10800 21600 21600 10800 ?f40 ?f41" draw:text-areas="0 0 21600 21600" draw:type="rectangular-callout" draw:modifiers="12374.325134973 28887.39735808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3.3cm" svg:height="3.8cm" svg:x="7.7cm" svg:y="8.8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.8cm" svg:x="1.6cm" svg:y="11.9cm">
          <text:p text:style-name="P2">投げた方向に</text:p>
          <text:p text:style-name="P2">動き続ける</text:p>
          <draw:enhanced-geometry svg:viewBox="0 0 21600 21600" draw:glue-points="10800 0 0 10800 10800 21600 21600 10800 ?f40 ?f41" draw:text-areas="0 0 21600 21600" draw:type="rectangular-callout" draw:modifiers="24191.4817036593 29023.875624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1" draw:text-style-name="P9" draw:layer="layout" svg:width="2.5cm" svg:height="2.4cm" svg:x="7.1cm" svg:y="13.9cm">
            <text:p text:style-name="P2">BA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0.4cm" svg:height="0.9cm" draw:transform="rotate (1.5707963267949) translate (6.2cm 15.3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1" draw:text-style-name="P9" draw:layer="layout" svg:width="2.5cm" svg:height="2.4cm" svg:x="11.1cm" svg:y="12.6cm">
            <text:p text:style-name="P2">BA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0.4cm" svg:height="0.9cm" draw:transform="rotate (1.5707963267949) translate (10.2cm 14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2" draw:text-style-name="P3" draw:layer="layout" svg:width="9.5cm" svg:height="1.7cm" svg:x="12.9cm" svg:y="16.6cm">
          <text:p text:style-name="P2">BLOCK</text:p>
          <draw:enhanced-geometry svg:viewBox="0 0 21600 21600" draw:type="rectangle" draw:enhanced-path="M 0 0 L 21600 0 21600 21600 0 21600 0 0 Z N"/>
        </draw:custom-shape>
        <draw:g>
          <draw:g>
            <draw:custom-shape draw:style-name="gr13" draw:text-style-name="P10" draw:layer="layout" svg:width="3.3cm" svg:height="2.3cm" svg:x="15.45cm" svg:y="11.799cm">
              <text:p text:style-name="P2">プレイヤー</text:p>
              <text:p text:style-name="P2">TARO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0.4cm" svg:height="0.9cm" svg:x="16.95cm" svg:y="10.899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7" draw:text-style-name="P8" draw:layer="layout" svg:width="0.4cm" svg:height="0.9cm" draw:transform="rotate (-3.14159265358979) translate (17.351cm 15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7" draw:text-style-name="P8" draw:layer="layout" svg:width="0.4cm" svg:height="0.9cm" draw:transform="rotate (1.5707963267949) translate (14.55cm 13.299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7" draw:text-style-name="P8" draw:layer="layout" svg:width="0.4cm" svg:height="0.9cm" draw:transform="rotate (-1.5707963267949) translate (19.7cm 12.748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7" draw:text-style-name="P8" draw:layer="layout" svg:width="0.4cm" svg:height="0.9cm" draw:transform="rotate (1.5707963267949) translate (14.551cm 13.299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frame draw:style-name="gr14" draw:text-style-name="P11" draw:layer="layout" svg:width="1.772cm" svg:height="0.887cm" svg:x="16.3cm" svg:y="15.113cm">
            <draw:text-box>
              <text:p text:style-name="P4">重力</text:p>
            </draw:text-box>
          </draw:frame>
          <draw:frame draw:style-name="gr15" draw:text-style-name="P11" draw:layer="layout" svg:width="2.994cm" svg:height="1.521cm" svg:x="15.806cm" svg:y="9.879cm">
            <draw:text-box>
              <text:p text:style-name="P4">ジャンプ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3:37:50.360866498</meta:creation-date>
    <dc:date>2019-02-11T18:07:12.776268759</dc:date>
    <meta:editing-duration>PT37M20S</meta:editing-duration>
    <meta:editing-cycles>17</meta:editing-cycles>
    <meta:generator>LibreOffice/6.0.7.3$Linux_X86_64 LibreOffice_project/00m0$Build-3</meta:generator>
    <meta:document-statistic meta:object-count="31"/>
  </office:meta>
</office:document-meta>
</file>